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111111" style:font-name="Courier New"/>
    </style:style>
    <style:style style:name="P2" style:family="paragraph" style:parent-style-name="Text_20_body">
      <style:paragraph-properties fo:text-align="justify" style:justify-single-word="false"/>
      <style:text-properties fo:color="#111111" style:font-name="Courier New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Text_20_body">
      <style:paragraph-properties fo:text-align="center" style:justify-single-word="false"/>
      <style:text-properties fo:color="#0066cc" style:font-name="Courier New"/>
    </style:style>
    <style:style style:name="P5" style:family="paragraph" style:parent-style-name="Text_20_body">
      <style:text-properties fo:color="#111111" style:font-name="Courier New"/>
    </style:style>
    <style:style style:name="P6" style:family="paragraph" style:parent-style-name="Text_20_body">
      <style:paragraph-properties fo:text-align="justify" style:justify-single-word="false"/>
      <style:text-properties fo:color="#111111" style:font-name="Courier New"/>
    </style:style>
    <style:style style:name="P7" style:family="paragraph" style:parent-style-name="Text_20_body" style:list-style-name="L1">
      <style:paragraph-properties fo:text-align="justify" style:justify-single-word="false"/>
      <style:text-properties fo:color="#111111" style:font-name="Courier New"/>
    </style:style>
    <style:style style:name="P8" style:family="paragraph" style:parent-style-name="Text_20_body" style:list-style-name="L2">
      <style:text-properties fo:color="#111111" style:font-name="Courier New"/>
    </style:style>
    <style:style style:name="P9" style:family="paragraph" style:parent-style-name="Heading_20_1">
      <style:paragraph-properties fo:text-align="center" style:justify-single-word="false"/>
      <style:text-properties fo:color="#0066cc" style:font-name="Courier New"/>
    </style:style>
    <style:style style:name="P10" style:family="paragraph" style:parent-style-name="Heading_20_2">
      <style:text-properties fo:color="#006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9" text:outline-level="1">Manual de Usuario</text:h>
      <text:h text:style-name="P9" text:outline-level="1">App Rupu Turismo</text:h>
      <text:p text:style-name="P4"/>
      <text:h text:style-name="P10" text:outline-level="2">Ingreso al sistema</text:h>
      <text:p text:style-name="P2"><text:tab/>Cuando el usuario baja la app <text:s/>e ingresa por primera vez, sale un botón que dice. Gracias por usar nuestra app</text:p>
      <text:p text:style-name="P2"><text:tab/><text:tab/><text:tab/><text:tab/>Autentifíquese por favor!!</text:p>
      <text:p text:style-name="P2"><text:tab/>O bien su equivalente </text:p>
      <text:p text:style-name="P2"><text:tab/><text:tab/><text:tab/><text:tab/>Authenticate please!!</text:p>
      <text:p text:style-name="P2"/>
      <text:p text:style-name="P2"><text:tab/>Se autentifica siguiendo el patrón de google <text:s/>consiguiendose los datos de usuario .Al ingresar se despliegan los paquetes.</text:p>
      <text:p text:style-name="P2"><text:tab/>Si el usuario ya existe, ingresa sin problemas.</text:p>
      <text:p text:style-name="P2"/>
      <text:p text:style-name="P2"><text:tab/>Existe un arreglo de perfiles en donde cada funcionaliad tiene <text:s/>una expresión de la familia “CVDG” , la cual se contrasta con el tipo de usuario.</text:p>
      <text:p text:style-name="P2"><text:tab/>Todos <text:s/>los <text:s/>usuarios se ingresan como clientes, posteriormente manualmente se cambia manualmente el tipo , existiendo una pantalla para que el gerente cambie el <text:s/>tipo del vendedor y del digitador, en función del correo.</text:p>
      <text:p text:style-name="P2"><text:tab/>El gerente si lo desea puede ponerse el tipo * , el cual contiene todos los permisos.</text:p>
      <text:list xml:id="list3501772727958400523" text:style-name="L1">
        <text:list-item>
          <text:list>
            <text:list-item>
              <text:p text:style-name="P7">Autentificación con google</text:p>
            </text:list-item>
            <text:list-item>
              <text:p text:style-name="P7">Cambio de perfil</text:p>
            </text:list-item>
          </text:list>
        </text:list-item>
      </text:list>
      <text:p text:style-name="P2"/>
      <text:p text:style-name="P2"/>
      <text:h text:style-name="P10" text:outline-level="2"><text:s/>Aventuras Rupu</text:h>
      <text:p text:style-name="P1"><text:tab/>Esta es la pantalla principal del sistema, en ella se observan un menú <text:s/>de acuerdo al tipo de usuario, una botonera a nivél de título y un despliegue de objetos con otra botonera.</text:p>
      <text:p text:style-name="P1"><text:tab/>El objeto a mostrar es una fotografía con texto y un valor</text:p>
      <text:p text:style-name="P2"/>
      <text:p text:style-name="P2"/>
      <text:p text:style-name="P1"><text:soft-page-break/><text:tab/>Si se da doble click,o bien se ingresa al botón de detalle se muestra un <text:s/>carrusel vertical de objetos los cuales constan de una fotografía con descripciones.</text:p>
      <text:p text:style-name="P1"><text:tab/>Los paquetes tienen definidas la hora y se debe <text:s/>tomar la fecha en que se <text:s/>quiere efectuar el tour.</text:p>
      <text:p text:style-name="P1"><text:tab/>Una vez asignada la hora es posible abonar el 50% o más, lo cual se paga con tarjeta.</text:p>
      <text:p text:style-name="P1"><text:tab/>Los paquetes tienen un tope de 11 personas, por lo cual se le avisa a aguien cuando se excede esta meta, ideamente por un ensaje de texto</text:p>
      <text:p text:style-name="P1"><text:tab/>El cliente puede ver un despliegue de los paquetes que ya han sido comprados.</text:p>
      <text:p text:style-name="P1"><text:tab/>Para que esto funcione la administración debe ingresar los datos necesarios en dos pantallas que se proporcionan</text:p>
      <text:p text:style-name="P1"><text:tab/>El gerente puede obtener un reporte de “situación de paquetes” la cual es una planilla csv que se envia al correo del gerente, donde viene : fecha , paquete,cliente,monto abonado,diferencia ,vendedor</text:p>
      <text:p text:style-name="P1"><text:tab/>Es posible que el cliente califique el tour con un comentario y cinco estrellas. El gerente puede obtener un reporte con el contenido.<text:tab/><text:tab/><text:tab/></text:p>
      <text:p text:style-name="P1"/>
      <text:list xml:id="list6138438889956913874" text:style-name="L2">
        <text:list-item>
          <text:list>
            <text:list-item>
              <text:p text:style-name="P8">aventuras Rupu</text:p>
            </text:list-item>
            <text:list-item>
              <text:p text:style-name="P8">Carrusel de paquetes</text:p>
            </text:list-item>
            <text:list-item>
              <text:p text:style-name="P8">Calendario para <text:s/>reservar el día</text:p>
            </text:list-item>
            <text:list-item>
              <text:p text:style-name="P8">Carro de compras</text:p>
            </text:list-item>
            <text:list-item>
              <text:p text:style-name="P8">Comprar</text:p>
            </text:list-item>
            <text:list-item>
              <text:p text:style-name="P8">Muestra de paquetes comprados/pendientes</text:p>
            </text:list-item>
            <text:list-item>
              <text:p text:style-name="P8">Ingreso de paquetes</text:p>
            </text:list-item>
            <text:list-item>
              <text:p text:style-name="P8">Ingreso de detalle de paquetes</text:p>
            </text:list-item>
            <text:list-item>
              <text:p text:style-name="P8">Reporte Situación de paquetes</text:p>
            </text:list-item>
            <text:list-item>
              <text:p text:style-name="P8">Calificaciones</text:p>
            </text:list-item>
            <text:list-item>
              <text:p text:style-name="P8">Reporte de calificaciones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2-03T01:26:05</dc:date>
    <dc:creator>Máximo Meza</dc:creator>
    <meta:editing-duration>PT18H25M34S</meta:editing-duration>
    <meta:editing-cycles>17</meta:editing-cycles>
    <meta:generator>OpenOffice/4.1.6$Unix OpenOffice.org_project/416m1$Build-9790</meta:generator>
    <meta:document-statistic meta:table-count="0" meta:image-count="0" meta:object-count="0" meta:page-count="2" meta:paragraph-count="36" meta:word-count="420" meta:character-count="2460"/>
  </office:meta>
</office:document-meta>
</file>